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8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7.03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start"/>
      <style:text-properties fo:font-family="Arial" style:font-family-generic="swiss" fo:font-size="20pt" fo:font-weight="normal" style:font-size-asian="20pt" style:font-weight-asian="normal" style:font-size-complex="20pt" style:font-weight-complex="normal"/>
    </style:style>
    <style:style style:name="P4" style:family="paragraph">
      <style:paragraph-properties fo:text-align="start"/>
      <style:text-properties fo:font-size="18pt" style:font-size-asian="18pt" style:font-size-complex="18pt"/>
    </style:style>
    <style:style style:name="P5" style:family="paragraph">
      <style:paragraph-properties fo:text-align="start"/>
      <style:text-properties fo:font-family="Arial" style:font-family-generic="swiss" fo:font-size="18pt" fo:font-weight="normal" style:font-size-asian="18pt" style:font-weight-asian="normal" style:font-size-complex="18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start"/>
      <style:text-properties fo:font-family="Arial" style:font-family-generic="swiss" fo:font-size="22pt" fo:font-weight="normal" style:font-size-asian="22pt" style:font-weight-asian="normal" style:font-size-complex="22pt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Arial" style:font-family-generic="swiss" fo:font-size="16pt" fo:font-weight="normal" style:font-size-asian="16pt" style:font-weight-asian="normal" style:font-size-complex="16pt" style:font-weight-complex="normal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6633" fo:font-weight="bold" style:font-weight-asian="bold" style:font-weight-complex="bold"/>
    </style:style>
    <style:style style:name="T3" style:family="text">
      <style:text-properties fo:color="#ff6633" fo:font-family="Arial" style:font-family-generic="swiss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Arial" style:font-family-generic="swiss" fo:font-size="20pt" style:font-size-asian="20pt" style:font-size-complex="20pt"/>
    </style:style>
    <style:style style:name="T5" style:family="text">
      <style:text-properties fo:color="#ff6633" fo:font-family="Arial" style:font-family-generic="swiss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family="Arial" style:font-family-generic="swiss" fo:font-size="18pt" style:font-size-asian="18pt" style:font-size-complex="18pt"/>
    </style:style>
    <style:style style:name="T7" style:family="text">
      <style:text-properties fo:color="#ff6633" fo:font-family="Arial" style:font-family-generic="swiss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family="Arial" style:font-family-generic="swiss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family="Arial" style:font-family-generic="swiss" fo:font-size="22pt" style:font-size-asian="22pt" style:font-size-complex="22pt"/>
    </style:style>
    <style:style style:name="T10" style:family="text">
      <style:text-properties fo:font-family="Arial" style:font-family-generic="swis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family="Arial" style:font-family-generic="swiss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ff420e" fo:font-family="Arial" style:font-family-generic="swiss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950e" fo:font-family="Arial" style:font-family-generic="swiss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ff6633" fo:font-family="Arial" style:font-family-generic="swiss"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family="Arial" style:font-family-generic="swiss" fo:font-size="16pt" style:font-size-asian="16pt" style:font-size-complex="16pt"/>
    </style:style>
    <style:style style:name="T16" style:family="text">
      <style:text-properties fo:color="#ff950e" fo:font-family="Arial" style:font-family-generic="swiss" fo:font-size="16pt" style:font-size-asian="16pt" style:font-size-complex="16pt"/>
    </style:style>
    <style:style style:name="T17" style:family="text">
      <style:text-properties fo:font-family="Arial" style:font-family-generic="swiss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aneca</text:span><text:span text:style-name="T2">++</text:span></text:p>
          </draw:text-box>
        </draw:frame>
        <draw:frame presentation:style-name="pr2" draw:text-style-name="P3" draw:layer="layout" svg:width="24.639cm" svg:height="12.593cm" svg:x="1.4cm" svg:y="4.703cm" presentation:class="subtitle" presentation:user-transformed="true">
          <draw:text-box>
            <text:p text:style-name="P2"><text:span text:style-name="T3">programa</text:span><text:span text:style-name="T4"> ::= cabecalho classe (cabecalho classe | cabecalho interface)*</text:span></text:p>
            <text:p text:style-name="P2"><text:span text:style-name="T4"/></text:p>
            <text:p text:style-name="P2"><text:span text:style-name="T3">cabecalho</text:span><text:span text:style-name="T4"> ::= pacote importacao</text:span></text:p>
            <text:p text:style-name="P2"><text:span text:style-name="T3">pacote</text:span><text:span text:style-name="T4"> ::= "pacote" identificadorDePacote ";"</text:span></text:p>
            <text:p text:style-name="P2"><text:span text:style-name="T3">importacao</text:span><text:span text:style-name="T4"> ::= (("importe" identificadorDePacote | "importe" identificadorDeTipo) ";")*</text:span></text:p>
            <text:p text:style-name="P2"><text:span text:style-name="T4"/></text:p>
            <text:p text:style-name="P2"><text:span text:style-name="T3">classe</text:span><text:span text:style-name="T4"> ::= assinaturaDeClasse (interfaceDaClasse)? "inicio" corpoDaClasse "fim"</text:span></text:p>
            <text:p text:style-name="P2"><text:span text:style-name="T3">assinaturaDeClasse</text:span><text:span text:style-name="T4"> ::= "classe" modificadorDeAcessoFeminino identificadorDeClasse</text:span></text:p>
            <text:p text:style-name="P2"><text:span text:style-name="T3">interfaceDaClasse</text:span><text:span text:style-name="T4"> ::= "implementa" listaDeIdentificadoresDeInterface</text:span></text:p>
            <text:p text:style-name="P2"><text:span text:style-name="T3">corpoDaClasse</text:span><text:span text:style-name="T4"> ::= (constante)* (atributo)* (construtor)+ (metodo)*</text:span></text:p>
            <text:p text:style-name="P2"><text:span text:style-name="T3">interface</text:span><text:span text:style-name="T4"> ::= "interface" modificadorDeAcessoFeminino identificadorDeInterface "inicio" corpoDaInterface "fim"</text:span></text:p>
            <text:p text:style-name="P2"><text:span text:style-name="T3">corpoDaInterface</text:span><text:span text:style-name="T4"> ::= (constante)* (assinaturaDeMetodo ";")*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aneca</text:span><text:span text:style-name="T2">++</text:span></text:p>
          </draw:text-box>
        </draw:frame>
        <draw:frame presentation:style-name="pr2" draw:text-style-name="P5" draw:layer="layout" svg:width="25.6cm" svg:height="12.178cm" svg:x="1.4cm" svg:y="4.91cm" presentation:class="subtitle" presentation:user-transformed="true">
          <draw:text-box>
            <text:p text:style-name="P4"><text:span text:style-name="T5">metodo</text:span><text:span text:style-name="T6"> ::= assinaturaDeMetodo "inicio" (instrucao)* "fim"</text:span></text:p>
            <text:p text:style-name="P4"><text:span text:style-name="T5">assinaturaDeMetodo</text:span><text:span text:style-name="T6"> ::= "metodo" modificadorDeAcessoMasculino identificadorDeTipo identificador "(" listaDeArgumentos ")"</text:span></text:p>
            <text:p text:style-name="P4"><text:span text:style-name="T5">construtor</text:span><text:span text:style-name="T6"> ::= assinaturaDeConstrutor "inicio" (instrucao)* "fim"</text:span></text:p>
            <text:p text:style-name="P4"><text:span text:style-name="T5">assinaturaDeConstrutor</text:span><text:span text:style-name="T6"> ::= "construtor" modificadorDeAcessoMasculino identificadorDeClasse"(" listaDeArgumentos ")"</text:span></text:p>
            <text:p text:style-name="P4"><text:span text:style-name="T5">atributo</text:span><text:span text:style-name="T6"> ::= "atributo" modificadorDeAcessoMasculino identificadorDeTipo identificador ";"</text:span></text:p>
            <text:p text:style-name="P4"><text:span text:style-name="T5">constante</text:span><text:span text:style-name="T6"> ::= "constante" modificadorDeAcessoFeminino identificadorDeTipo atribuicao ";" </text:span></text:p>
            <text:p text:style-name="P4"><text:span text:style-name="T6"/></text:p>
            <text:p text:style-name="P4"><text:span text:style-name="T5">modificadorDeAcessoMasculino</text:span><text:span text:style-name="T6"> ::= "publico" | "privado" | "protegido" </text:span></text:p>
            <text:p text:style-name="P4"><text:span text:style-name="T5">modificadorDeAcessoFeminino</text:span><text:span text:style-name="T6"> ::= "publica" | "privada" | "protegida"</text:span></text:p>
            <text:p text:style-name="P4"><text:span text:style-name="T6"/></text:p>
            <text:p text:style-name="P4"><text:span text:style-name="T5">listaDeParametros</text:span><text:span text:style-name="T6"> ::= (valor)? ("," valor)*</text:span></text:p>
            <text:p text:style-name="P4"><text:span text:style-name="T5">listaDeArgumentos</text:span><text:span text:style-name="T6"> ::= (identificadorDeTipo identificador)? ("," identificadorDeTipo identificador)*</text:span></text:p>
            <text:p text:style-name="P4"><text:span text:style-name="T5">listaDeIdentificadoresDeInterface</text:span><text:span text:style-name="T6"> ::= identificadorDeInterface ("," identificadorDeInterface)*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aneca</text:span><text:span text:style-name="T2">++</text:span></text:p>
          </draw:text-box>
        </draw:frame>
        <draw:frame presentation:style-name="pr2" draw:text-style-name="P8" draw:layer="layout" svg:width="24.639cm" svg:height="12.178cm" svg:x="1.4cm" svg:y="4.91cm" presentation:class="subtitle" presentation:user-transformed="true">
          <draw:text-box>
            <text:p text:style-name="P7"><text:span text:style-name="T7">declaracaoDeVariavel</text:span><text:span text:style-name="T8"> ::= identificadorDeTipo identificador</text:span></text:p>
            <text:p text:style-name="P7"><text:span text:style-name="T7">declaracaoDeArranjo</text:span><text:span text:style-name="T8"> ::= identificadorDeTipo ("[" constanteInteira "]")+ identificador</text:span></text:p>
            <text:p text:style-name="P7"><text:span text:style-name="T7">atribuicao</text:span><text:span text:style-name="T8"> ::= (esse ".")? identificador <text:s/>("[" constanteInteira "]")* "=" valor</text:span></text:p>
            <text:p text:style-name="P7"><text:span text:style-name="T8"/></text:p>
            <text:p text:style-name="P7"><text:span text:style-name="T7">chamadaDeMetodo</text:span><text:span text:style-name="T8"> ::= (identificador | esse) "." chamadaDeMetodoLocal</text:span></text:p>
            <text:p text:style-name="P7"><text:span text:style-name="T7">chamadaDeMetodoLocal</text:span><text:span text:style-name="T8"> ::= identificador "(" listaDeParametros ")"</text:span></text:p>
            <text:p text:style-name="P7"><text:span text:style-name="T7">instanciacao</text:span><text:span text:style-name="T8"> ::= novo identificadorDeClasse "(" listaDeParametros ")"</text:span></text:p>
            <text:p text:style-name="P7"><text:span text:style-name="T7">novo</text:span><text:span text:style-name="T8"> ::= "novo" | "nova"</text:span></text:p>
            <text:p text:style-name="P7"><text:span text:style-name="T7">esse</text:span><text:span text:style-name="T8"> ::= "esse" | "essa"</text:span></text:p>
            <text:p text:style-name="P7"><text:span text:style-name="T7">retorno</text:span><text:span text:style-name="T8"> ::= "retornar" val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aneca</text:span><text:span text:style-name="T2">++</text:span></text:p>
          </draw:text-box>
        </draw:frame>
        <draw:frame presentation:style-name="pr2" draw:text-style-name="P8" draw:layer="layout" svg:width="24.639cm" svg:height="12.178cm" svg:x="1.4cm" svg:y="4.91cm" presentation:class="subtitle" presentation:user-transformed="true">
          <draw:text-box>
            <text:p text:style-name="P7"><text:span text:style-name="T7">operacao</text:span><text:span text:style-name="T9"> ::= operacaoAritmetica | operacaoLogica</text:span></text:p>
            <text:p text:style-name="P7"><text:span text:style-name="T7">operacaoAritmetica</text:span><text:span text:style-name="T9"> ::= valor operadorAritmetico valor | valor operadorAritmetico operacaoAritmetica | "-" operacaoAritmetica</text:span></text:p>
            <text:p text:style-name="P7"><text:span text:style-name="T7">operacaoLogica</text:span><text:span text:style-name="T9"> ::= valor operadorLogico valor | valor operadorLogico </text:span><text:span text:style-name="T7">operacaoLogica</text:span><text:span text:style-name="T9"> | valorBooleano | "~" operacaoLogica</text:span></text:p>
            <text:p text:style-name="P7"><text:span text:style-name="T7">operadorAritmetico</text:span><text:span text:style-name="T9"> ::= "+" | "-" | "*" | "/" | "%"</text:span></text:p>
            <text:p text:style-name="P7"><text:span text:style-name="T7">operadorLogico</text:span><text:span text:style-name="T9"> ::= "&gt;" | "&lt;" | "==" | "!=" | "&gt;=" | "&lt;="</text:span></text:p>
            <text:p text:style-name="P7"><text:span text:style-name="T9"/></text:p>
            <text:p text:style-name="P7"><text:span text:style-name="T7">condicional</text:span><text:span text:style-name="T9"> ::= se | se senao</text:span></text:p>
            <text:p text:style-name="P7"><text:span text:style-name="T7">se</text:span><text:span text:style-name="T9"> ::= "se" "(" valor ")" "inicio" (instrucao)* "fim"</text:span></text:p>
            <text:p text:style-name="P7"><text:span text:style-name="T7">senao</text:span><text:span text:style-name="T9"> ::= "senao" "inicio" (instrucao)* "fim"</text:span></text:p>
            <text:p text:style-name="P7"><text:span text:style-name="T7">para</text:span><text:span text:style-name="T9"> ::= "para" "(" condicaoPara ")" "inicio" (instrucao)* "fim"</text:span></text:p>
            <text:p text:style-name="P7"><text:span text:style-name="T7">condicaoPara</text:span><text:span text:style-name="T9"> ::= atribuicao ";" valor ";" operacaoAritmetica</text:span></text:p>
            <text:p text:style-name="P7"><text:span text:style-name="T7">enquanto</text:span><text:span text:style-name="T9"> ::= "enquanto" "(" valor ")" "inicio" (instrucao)* "fim"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aneca</text:span><text:span text:style-name="T2">++</text:span></text:p>
          </draw:text-box>
        </draw:frame>
        <draw:frame presentation:style-name="pr2" draw:text-style-name="P8" draw:layer="layout" svg:width="24.639cm" svg:height="13.021cm" svg:x="1.4cm" svg:y="4.489cm" presentation:class="subtitle" presentation:user-transformed="true">
          <draw:text-box>
            <text:p text:style-name="P7"><text:span text:style-name="T7">valor</text:span><text:span text:style-name="T8"> ::=</text:span></text:p>
            <text:p text:style-name="P7"><text:span text:style-name="T8"><text:tab/></text:span><text:span text:style-name="T8">valorBooleano</text:span></text:p>
            <text:p text:style-name="P7"><text:span text:style-name="T8"><text:tab/></text:span><text:span text:style-name="T8">| constanteInteira</text:span></text:p>
            <text:p text:style-name="P7"><text:span text:style-name="T8"><text:tab/></text:span><text:span text:style-name="T8">| constanteDecimal</text:span></text:p>
            <text:p text:style-name="P7"><text:span text:style-name="T8"><text:tab/></text:span><text:span text:style-name="T8">| constanteReal</text:span></text:p>
            <text:p text:style-name="P7"><text:span text:style-name="T8"><text:tab/></text:span><text:span text:style-name="T8">| literalCaractere</text:span></text:p>
            <text:p text:style-name="P7"><text:span text:style-name="T8"><text:tab/></text:span><text:span text:style-name="T8">| literalTexto</text:span></text:p>
            <text:p text:style-name="P7"><text:span text:style-name="T8"><text:tab/></text:span><text:span text:style-name="T8">| literalArranjo</text:span></text:p>
            <text:p text:style-name="P7"><text:span text:style-name="T8"><text:tab/></text:span><text:span text:style-name="T8">| (esse ".")? identificador ("[" constanteInteira "]")*</text:span></text:p>
            <text:p text:style-name="P7"><text:span text:style-name="T8"><text:tab/></text:span><text:span text:style-name="T8">| esse</text:span></text:p>
            <text:p text:style-name="P7"><text:span text:style-name="T8"><text:tab/></text:span><text:span text:style-name="T8">| chamadaDeMetodo</text:span></text:p>
            <text:p text:style-name="P7"><text:span text:style-name="T8"><text:tab/></text:span><text:span text:style-name="T8">| chamadaDeMetodoLocal</text:span></text:p>
            <text:p text:style-name="P7"><text:span text:style-name="T8"><text:tab/></text:span><text:span text:style-name="T8">| instanciacao</text:span></text:p>
            <text:p text:style-name="P7"><text:span text:style-name="T8"><text:tab/></text:span><text:span text:style-name="T8">| operacao</text:span></text:p>
            <text:p text:style-name="P7"><text:span text:style-name="T8"><text:tab/></text:span><text:span text:style-name="T8">| "(" valor ")"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aneca</text:span><text:span text:style-name="T2">++</text:span></text:p>
          </draw:text-box>
        </draw:frame>
        <draw:frame presentation:style-name="pr2" draw:text-style-name="P8" draw:layer="layout" svg:width="24.639cm" svg:height="12.178cm" svg:x="1.4cm" svg:y="4.91cm" presentation:class="subtitle" presentation:user-transformed="true">
          <draw:text-box>
            <text:p text:style-name="P7"><text:span text:style-name="T7">instrucao</text:span><text:span text:style-name="T8"> ::= </text:span></text:p>
            <text:p text:style-name="P7"><text:span text:style-name="T8"><text:tab/></text:span><text:span text:style-name="T8">valor ";"</text:span></text:p>
            <text:p text:style-name="P7"><text:span text:style-name="T8"><text:tab/></text:span><text:span text:style-name="T8">| declaracaoDeVariavel ";"</text:span></text:p>
            <text:p text:style-name="P7"><text:span text:style-name="T8"><text:tab/></text:span><text:span text:style-name="T8">| declaracaoDeArranjo ";"</text:span></text:p>
            <text:p text:style-name="P7"><text:span text:style-name="T8"><text:tab/></text:span><text:span text:style-name="T8">| atribuicao ";"</text:span></text:p>
            <text:p text:style-name="P7"><text:span text:style-name="T8"><text:tab/></text:span><text:span text:style-name="T8">| retorno ";"</text:span></text:p>
            <text:p text:style-name="P7"><text:span text:style-name="T8"><text:tab/></text:span><text:span text:style-name="T8">| condicional</text:span></text:p>
            <text:p text:style-name="P7"><text:span text:style-name="T8"><text:tab/></text:span><text:span text:style-name="T8">| para</text:span></text:p>
            <text:p text:style-name="P7"><text:span text:style-name="T8"><text:tab/></text:span><text:span text:style-name="T8">| enquant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aneca</text:span><text:span text:style-name="T2">++</text:span></text:p>
          </draw:text-box>
        </draw:frame>
        <draw:frame presentation:style-name="pr2" draw:text-style-name="P8" draw:layer="layout" svg:width="24.639cm" svg:height="12.178cm" svg:x="1.4cm" svg:y="4.91cm" presentation:class="subtitle" presentation:user-transformed="true">
          <draw:text-box>
            <text:p text:style-name="P7"><text:span text:style-name="T7">identificadorDeTipo</text:span><text:span text:style-name="T8"> ::= identificadorDeClasse | identificadorDeInterface</text:span></text:p>
            <text:p text:style-name="P7"><text:span text:style-name="T7">identificadorDeClasse</text:span><text:span text:style-name="T8"> ::= (identificadorDePacote ".")? identificador</text:span></text:p>
            <text:p text:style-name="P7"><text:span text:style-name="T7">identificadorDeInterface</text:span><text:span text:style-name="T8"> ::= (identificadorDePacote ".")? identificador</text:span></text:p>
            <text:p text:style-name="P7"><text:span text:style-name="T7">identificadorDePacote</text:span><text:span text:style-name="T8"> ::= identificador ("." identificador)*</text:span></text:p>
            <text:p text:style-name="P7"><text:span text:style-name="T7">identificador</text:span><text:span text:style-name="T8"> ::= [a-Z] ([a-Z] | [0-9] | "_")*</text:span></text:p>
            <text:p text:style-name="P7"><text:span text:style-name="T8"/></text:p>
            <text:p text:style-name="P7"><text:span text:style-name="T7">valorBooleano</text:span><text:span text:style-name="T8"> ::= "verdadeiro" | "falso"</text:span></text:p>
            <text:p text:style-name="P7"><text:span text:style-name="T7">constanteInteira</text:span><text:span text:style-name="T8"> ::= "0" | (("-")? [1-9] ([0-9])*)</text:span></text:p>
            <text:p text:style-name="P7"><text:span text:style-name="T7">constanteReal</text:span><text:span text:style-name="T8"> ::= ("-")? ("0" [1-9]* | [1-9] [0-9]*) "." ([0-9])+</text:span></text:p>
            <text:p text:style-name="P7"><text:span text:style-name="T7">literalCaractere</text:span><text:span text:style-name="T8"> ::= "'" ([a-Z] | [0-9] | " " | "\n" | "\t" | "\s" | "\r") "'"</text:span></text:p>
            <text:p text:style-name="P7"><text:span text:style-name="T7">literalTexto</text:span><text:span text:style-name="T8"> ::= '"' (literalCaractere)* '"'</text:span></text:p>
            <text:p text:style-name="P7"><text:span text:style-name="T7">literalArranjo</text:span><text:span text:style-name="T8"> ::= "[" (valor ("," valor)*)? "]"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aneca</text:span><text:span text:style-name="T2">++</text:span></text:p>
          </draw:text-box>
        </draw:frame>
        <draw:frame presentation:style-name="pr4" draw:text-style-name="P10" draw:layer="layout" svg:width="24.639cm" svg:height="17.034cm" svg:x="1.4cm" svg:y="3.166cm" presentation:class="subtitle" presentation:user-transformed="true">
          <draw:text-box>
            <text:p text:style-name="P9"><text:span text:style-name="T10">pacote</text:span><text:span text:style-name="T11"> caminho.qualquer;</text:span></text:p>
            <text:p text:style-name="P9"><text:span text:style-name="T11"/></text:p>
            <text:p text:style-name="P9"><text:span text:style-name="T10">importe</text:span><text:span text:style-name="T11"> biblioteca.qualquer.uma.ClasseDaBiblioteca;</text:span></text:p>
            <text:p text:style-name="P9"><text:span text:style-name="T10">Importe</text:span><text:span text:style-name="T11"> biblioteca.qualquer.uma.pacoteInteiroDaBiblioteca;</text:span></text:p>
            <text:p text:style-name="P9"><text:span text:style-name="T11"/></text:p>
            <text:p text:style-name="P9"><text:span text:style-name="T12">classe</text:span><text:span text:style-name="T11"> </text:span><text:span text:style-name="T10">publica</text:span><text:span text:style-name="T11"> MinhaClasse </text:span><text:span text:style-name="T10">implementa</text:span><text:span text:style-name="T11"> InterfaceQualquer </text:span><text:span text:style-name="T13">inicio</text:span></text:p>
            <text:p text:style-name="P9"><text:span text:style-name="T11"><text:tab/></text:span><text:span text:style-name="T14">constate</text:span><text:span text:style-name="T11"> </text:span><text:span text:style-name="T10">publica</text:span><text:span text:style-name="T11"> REAL PI = 3.14;</text:span></text:p>
            <text:p text:style-name="P9"><text:span text:style-name="T11"><text:tab/></text:span><text:span text:style-name="T14">atributo</text:span><text:span text:style-name="T11"> </text:span><text:span text:style-name="T10">privado</text:span><text:span text:style-name="T11"> Objeto meuAtributo;</text:span></text:p>
            <text:p text:style-name="P9"><text:span text:style-name="T11"/></text:p>
            <text:p text:style-name="P9"><text:span text:style-name="T11"><text:tab/></text:span><text:span text:style-name="T14">construtor</text:span><text:span text:style-name="T11"> </text:span><text:span text:style-name="T10">publico</text:span><text:span text:style-name="T11"> MinhaClasse() </text:span><text:span text:style-name="T13">inicio</text:span></text:p>
            <text:p text:style-name="P9"><text:span text:style-name="T11"><text:tab/></text:span><text:span text:style-name="T11"><text:tab/></text:span><text:span text:style-name="T10">esse</text:span><text:span text:style-name="T11">.meuAtributo = </text:span><text:span text:style-name="T10">novo</text:span><text:span text:style-name="T11"> Objeto(“valorQualquer”);</text:span></text:p>
            <text:p text:style-name="P9"><text:span text:style-name="T11"><text:tab/></text:span><text:span text:style-name="T11"><text:tab/></text:span><text:span text:style-name="T11">Inteiro[3] arranjoNadaFaz = [1, 2, 3];</text:span></text:p>
            <text:p text:style-name="P9"><text:span text:style-name="T11"><text:tab/></text:span><text:span text:style-name="T11"><text:tab/></text:span><text:span text:style-name="T11">modulo(0);</text:span></text:p>
            <text:p text:style-name="P9"><text:span text:style-name="T15"><text:tab/></text:span><text:span text:style-name="T16">fim</text:span></text:p>
            <text:p text:style-name="P9"><text:span text:style-name="T11"/></text:p>
            <text:p text:style-name="P9"><text:span text:style-name="T11"><text:tab/></text:span><text:span text:style-name="T14">metodo</text:span><text:span text:style-name="T11"> </text:span><text:span text:style-name="T10">publico </text:span><text:span text:style-name="T11">Inteiro modulo(Inteiro valorQualquer) </text:span><text:span text:style-name="T13">inicio</text:span></text:p>
            <text:p text:style-name="P9"><text:span text:style-name="T11"><text:tab/></text:span><text:span text:style-name="T11"><text:tab/></text:span><text:span text:style-name="T11">Inteiro modulo;</text:span></text:p>
            <text:p text:style-name="P9"><text:span text:style-name="T11"><text:tab/></text:span><text:span text:style-name="T11"><text:tab/></text:span><text:span text:style-name="T10">se</text:span><text:span text:style-name="T11"> (valorQualquer &gt;= 0) </text:span><text:span text:style-name="T13">inicio</text:span></text:p>
            <text:p text:style-name="P9"><text:span text:style-name="T11"><text:tab/></text:span><text:span text:style-name="T11"><text:tab/></text:span><text:span text:style-name="T11"><text:tab/></text:span><text:span text:style-name="T11">modulo = valorQualquer;</text:span></text:p>
            <text:p text:style-name="P9"><text:span text:style-name="T11"><text:tab/></text:span><text:span text:style-name="T11"><text:tab/></text:span><text:span text:style-name="T13">fim</text:span><text:span text:style-name="T11"> </text:span><text:span text:style-name="T10">senao</text:span><text:span text:style-name="T11"> </text:span><text:span text:style-name="T13">inicio</text:span></text:p>
            <text:p text:style-name="P9"><text:span text:style-name="T11"><text:tab/></text:span><text:span text:style-name="T11"><text:tab/></text:span><text:span text:style-name="T11"><text:tab/></text:span><text:span text:style-name="T11">modulo = -valorQualquer;</text:span></text:p>
            <text:p text:style-name="P9"><text:span text:style-name="T11"><text:tab/></text:span><text:span text:style-name="T11"><text:tab/></text:span><text:span text:style-name="T13">fim</text:span></text:p>
            <text:p text:style-name="P9"><text:span text:style-name="T11"><text:tab/></text:span><text:span text:style-name="T11"><text:tab/></text:span><text:span text:style-name="T10">retorne</text:span><text:span text:style-name="T11"> modulo;</text:span></text:p>
            <text:p text:style-name="P9"><text:span text:style-name="T11"><text:tab/></text:span><text:span text:style-name="T13">fim</text:span></text:p>
            <text:p text:style-name="P9"><text:span text:style-name="T16">fi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aneca</text:span><text:span text:style-name="T2">++</text:span></text:p>
          </draw:text-box>
        </draw:frame>
        <draw:frame presentation:style-name="pr2" draw:text-style-name="P3" draw:layer="layout" svg:width="24.639cm" svg:height="12.178cm" svg:x="1.4cm" svg:y="4.91cm" presentation:class="subtitle" presentation:user-transformed="true">
          <draw:text-box>
            <text:p text:style-name="P11"><text:span text:style-name="T17">Grafos de Sintaxe:</text:span></text:p>
            <text:p text:style-name="P11"><text:span text:style-name="T17"><text:a xlink:href="http://railroad.my28msec.com/rr/ui">http://railroad.my28msec.com/rr/ui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2-09-19T01:25:49</meta:creation-date>
    <dc:date>2012-09-19T02:57:59</dc:date>
    <dc:creator>Lucas </dc:creator>
    <meta:editing-duration>PT35M12S</meta:editing-duration>
    <meta:editing-cycles>16</meta:editing-cycles>
    <meta:generator>LibreOffice/3.5$Linux_x86 LibreOffice_project/350m1$Build-2</meta:generator>
    <meta:document-statistic meta:object-count="57"/>
  </office:meta>
</office:document-meta>
</file>